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1A008994B52F41B7CA9.png" manifest:media-type="image/png"/>
  <manifest:file-entry manifest:full-path="Pictures/1000000000000422000001A0DDC6865734A7BEC8.png" manifest:media-type="image/png"/>
  <manifest:file-entry manifest:full-path="Pictures/1000000000000422000001A06436C9227937CD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Muli2" svg:font-family="Muli" style:font-adornments="ExtraLight"/>
    <style:font-face style:name="Mangal" svg:font-family="Mangal" style:font-pitch="variable"/>
    <style:font-face style:name="Muli" svg:font-family="Muli" style:font-pitch="variable"/>
    <style:font-face style:name="Muli1" svg:font-family="Muli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Raleway" svg:font-family="Raleway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ntent-title">
      <style:graphic-properties draw:auto-grow-height="true" fo:min-height="2.63cm"/>
    </style:style>
    <style:style style:name="pr2" style:family="presentation" style:parent-style-name="Conten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4.399cm" svg:height="2.63cm" svg:x="2.2cm" svg:y="0.627cm" presentation:class="title">
          <draw:text-box>
            <text:p>ARM v RISC-V</text:p>
          </draw:text-box>
        </draw:frame>
        <draw:frame draw:style-name="gr1" draw:text-style-name="P1" draw:layer="layout" svg:width="27.999cm" svg:height="10.999cm" svg:x="0cm" svg:y="3cm">
          <draw:image xlink:href="Pictures/1000000000000422000001A0DDC6865734A7BE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8cm" svg:height="11.13cm" svg:x="0.6cm" svg:y="2.2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1T1">
        <office:forms form:automatic-focus="false" form:apply-design-mode="false"/>
        <draw:frame presentation:style-name="pr1" draw:layer="layout" svg:width="24.399cm" svg:height="2.63cm" svg:x="2.2cm" svg:y="0.627cm" presentation:class="title">
          <draw:text-box>
            <text:p>ARC v RISC-V</text:p>
          </draw:text-box>
        </draw:frame>
        <draw:frame draw:style-name="gr1" draw:text-style-name="P1" draw:layer="layout" svg:width="27.997cm" svg:height="10.997cm" svg:x="0.001cm" svg:y="3.001cm">
          <draw:image xlink:href="Pictures/1000000000000422000001A06436C9227937C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8cm" svg:height="11.13cm" svg:x="0.6cm" svg:y="2.26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4.399cm" svg:height="2.63cm" svg:x="2.2cm" svg:y="0.627cm" presentation:class="title">
          <draw:text-box>
            <text:p>ARC v ARM</text:p>
          </draw:text-box>
        </draw:frame>
        <draw:frame draw:style-name="gr1" draw:text-style-name="P1" draw:layer="layout" svg:width="27.997cm" svg:height="10.997cm" svg:x="0.001cm" svg:y="3.001cm">
          <draw:image xlink:href="Pictures/1000000000000422000001A008994B52F41B7C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8cm" svg:height="11.13cm" svg:x="0.6cm" svg:y="2.26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Muli2" svg:font-family="Muli" style:font-adornments="ExtraLight"/>
    <style:font-face style:name="Mangal" svg:font-family="Mangal" style:font-pitch="variable"/>
    <style:font-face style:name="Muli" svg:font-family="Muli" style:font-pitch="variable"/>
    <style:font-face style:name="Muli1" svg:font-family="Muli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Raleway" svg:font-family="Raleway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-offset-x="0cm" draw:shadow-offset-y="0cm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Muli1" fo:font-family="Muli" style:font-style-name="Light" style:font-pitch="variable" fo:font-size="20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uli" fo:font-family="Muli" style:font-pitch="variable" fo:font-size="2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uli" fo:font-family="Muli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outline1">
      <style:graphic-properties fo:min-height="9.135cm"/>
    </style:style>
    <style:style style:name="Mpr2" style:family="presentation" style:parent-style-name="Content-notes">
      <style:graphic-properties draw:fill-color="#ffffff" draw:auto-grow-height="false" fo:min-height="13.36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office:forms form:automatic-focus="false" form:apply-design-mode="false"/>
      <draw:frame presentation:style-name="Content-title" draw:layer="backgroundobjects" svg:width="24.399cm" svg:height="2.63cm" svg:x="2.2cm" svg:y="0.627cm" presentation:class="title" presentation:placeholder="true">
        <draw:text-box/>
      </draw:frame>
      <draw:frame presentation:style-name="Mpr1" draw:layer="backgroundobjects" svg:width="24.399cm" svg:height="9.134cm" svg:x="2.2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19.8cm" svg:height="11.13cm" svg:x="0.6cm" svg:y="2.26cm" presentation:class="page"/>
        <draw:frame presentation:style-name="Mpr2" draw:text-style-name="MP5" draw:layer="backgroundobjects" svg:width="16.799cm" svg:height="13.364cm" svg:x="2.1cm" svg:y="14.107cm" presentation:class="notes">
          <draw:text-box>
            <text:p>Click to edit the notes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7:17:10.236000000</meta:creation-date>
    <dc:date>2018-02-02T17:28:39.032000000</dc:date>
    <meta:editing-duration>PT6H22M43S</meta:editing-duration>
    <meta:editing-cycles>37</meta:editing-cycles>
    <meta:generator>LibreOffice/5.4.6.2$Linux_X86_64 LibreOffice_project/40m0$Build-2</meta:generator>
    <meta:print-date>2018-01-31T15:53:49.417000000</meta:print-date>
    <dc:title>Compiler Optimization</dc:title>
    <meta:document-statistic meta:object-count="26"/>
  </office:meta>
</office:document-meta>
</file>